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U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6" calcext:value-type="float">
            <text:p>0.146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46" calcext:value-type="float">
            <text:p>0.146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OBE LOCATION</text:p>
          </table:table-cell>
          <table:table-cell table:number-columns-repeated="2"/>
          <table:table-cell office:value-type="string" calcext:value-type="string">
            <text:p>VISTA SUGERIDA: WIREFRAM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here parame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292" calcext:value-type="float">
            <text:p>0.292</text:p>
          </table:table-cell>
          <table:table-cell office:value-type="float" office:value="0.0073" calcext:value-type="float">
            <text:p>0.00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pply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phere paramets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073" calcext:value-type="float">
            <text:p>0.00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per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es gri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5:05:53.673511798</meta:creation-date>
    <dc:date>2021-11-17T15:09:40.841098176</dc:date>
    <meta:editing-duration>PT3M50S</meta:editing-duration>
    <meta:editing-cycles>1</meta:editing-cycles>
    <meta:document-statistic meta:table-count="1" meta:cell-count="46" meta:object-count="0"/>
    <meta:generator>LibreOffice/7.2.3.1$Linux_X86_64 LibreOffice_project/7b257967b9cd574cb72598999edde852baa10d80</meta:generator>
  </office:meta>
</office:document-meta>
</file>